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579cm" fo:break-before="auto" style:use-optimal-row-height="true"/>
    </style:style>
    <style:style style:name="ro5" style:family="table-row">
      <style:table-row-properties style:row-height="2.34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868cm" fo:break-before="auto" style:use-optimal-row-height="true"/>
    </style:style>
    <style:style style:name="ro8" style:family="table-row">
      <style:table-row-properties style:row-height="3.974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2.473cm" fo:break-before="auto" style:use-optimal-row-height="true"/>
    </style:style>
    <style:style style:name="ro11" style:family="table-row">
      <style:table-row-properties style:row-height="3.106cm" fo:break-before="auto" style:use-optimal-row-height="true"/>
    </style:style>
    <style:style style:name="ro12" style:family="table-row">
      <style:table-row-properties style:row-height="5.343cm" fo:break-before="auto" style:use-optimal-row-height="true"/>
    </style:style>
    <style:style style:name="ro13" style:family="table-row">
      <style:table-row-properties style:row-height="3.685cm" fo:break-before="auto" style:use-optimal-row-height="true"/>
    </style:style>
    <style:style style:name="ro14" style:family="table-row">
      <style:table-row-properties style:row-height="4.001cm" fo:break-before="auto" style:use-optimal-row-height="true"/>
    </style:style>
    <style:style style:name="ro15" style:family="table-row">
      <style:table-row-properties style:row-height="1.552cm" fo:break-before="auto" style:use-optimal-row-height="true"/>
    </style:style>
    <style:style style:name="ro16" style:family="table-row">
      <style:table-row-properties style:row-height="3.129cm" fo:break-before="auto" style:use-optimal-row-height="true"/>
    </style:style>
    <style:style style:name="ro17" style:family="table-row">
      <style:table-row-properties style:row-height="1.263cm" fo:break-before="auto" style:use-optimal-row-height="true"/>
    </style:style>
    <style:style style:name="ro18" style:family="table-row">
      <style:table-row-properties style:row-height="2.427cm" fo:break-before="auto" style:use-optimal-row-height="true"/>
    </style:style>
    <style:style style:name="ro19" style:family="table-row">
      <style:table-row-properties style:row-height="5.586cm" fo:break-before="auto" style:use-optimal-row-height="true"/>
    </style:style>
    <style:style style:name="ro20" style:family="table-row">
      <style:table-row-properties style:row-height="1.9cm" fo:break-before="auto" style:use-optimal-row-height="true"/>
    </style:style>
    <style:style style:name="ro21" style:family="table-row">
      <style:table-row-properties style:row-height="1.286cm" fo:break-before="auto" style:use-optimal-row-height="true"/>
    </style:style>
    <style:style style:name="ro22"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background-color="#ffff99"/>
      <style:text-properties fo:font-size="15pt" style:font-size-asian="15pt" style:font-size-complex="15pt"/>
    </style:style>
    <style:style style:name="ce9"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0"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1"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12"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3"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14" style:family="table-cell" style:parent-style-name="Default" style:data-style-name="N112">
      <style:table-cell-properties fo:background-color="#ffff99"/>
      <style:text-properties fo:font-size="14pt" style:font-size-asian="14pt" style:font-size-complex="14pt"/>
    </style:style>
    <style:style style:name="ce15"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16" style:family="table-cell" style:parent-style-name="Default">
      <style:text-properties fo:font-size="15pt" style:font-size-asian="15pt" style:font-size-complex="15pt"/>
    </style:style>
    <style:style style:name="T1" style:family="text">
      <style:text-properties style:font-name="Tahoma" style:font-name-asian="Tahoma" style:font-name-complex="Tahoma"/>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16"/>
        <table:table-column table:style-name="co11" table:default-cell-style-name="ce3"/>
        <table:table-column table:style-name="co10" table:number-columns-repeated="1010" table:default-cell-style-name="ce3"/>
        <table:table-row table:style-name="ro1">
          <table:table-cell table:style-name="ce1" table:formula="of:=CONCATENATE(&quot;(&quot;;MAX(a#ref!:a#ref!);&quot;)&quot;)" office:value-type="string" office:string-value="エラー:508">
            <text:p>エラー:508</text:p>
          </table:table-cell>
          <table:table-cell table:style-name="ce4"/>
          <table:table-cell table:style-name="ce5" office:value-type="string">
            <text:p>entry</text:p>
          </table:table-cell>
          <table:table-cell table:style-name="ce8"/>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14"/>
          <table:table-cell office:value-type="string">
            <text:p>*</text:p>
          </table:table-cell>
          <table:table-cell table:number-columns-repeated="1010"/>
        </table:table-row>
        <table:table-row table:style-name="ro2">
          <table:table-cell table:style-name="ce2"/>
          <table:table-cell table:style-name="ce2" office:value-type="float" office:value="1">
            <text:p>1</text:p>
          </table:table-cell>
          <table:table-cell table:style-name="ce6" office:value-type="date" office:date-value="2021-11-07T11:35:42.24">
            <text:p>1107</text:p>
          </table:table-cell>
          <table:table-cell table:style-name="ce9" office:value-type="string">
            <text:p>k-1</text:p>
          </table:table-cell>
          <table:table-cell table:style-name="ce10" office:value-type="string" table:number-columns-spanned="3" table:number-rows-spanned="1">
            <text:p>두 마리. (1) 어제는 일이 했다. 대나무 피리를 불고 난 후, 짧은 잠을 취했다. 일어났을 때 칠시 사십오 분이었다. 그러면, 공원으로 먹이주기. (2) 고체를 준 후 크로가 지상에 내려왔다. &lt;2&gt; 마사지를 했었으면, 미케도 왔다. &lt;3&gt; 잠시 평평자리 근처에서 모두 앉아고 있었다.</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table-cell table:style-name="ce2" table:formula="of:=[.B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szósty listopada, pierwszy tydzień, jedenasty miesiąc.</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4">
          <table:table-cell table:style-name="ce2"/>
          <table:table-cell table:style-name="ce2" table:formula="of:=[.B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ćwiczenie podstawowe, tzn., dźwięki `o-tu`-u i `kan`-u. (2) a także, `dai-kan`</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5">
          <table:table-cell table:style-name="ce2"/>
          <table:table-cell table:style-name="ce2" table:formula="of:=[.B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1）白天工作。就斯托克斯定理，常时思考。（2）该定理的特点，对我来说，看起来，从曲面积分改变到曲线积分。（3）做这样，你可以节省工作量，而且甚至，可以做这些以前不可以的工作了。</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5">
          <table:table-cell table:style-name="ce2"/>
          <table:table-cell table:style-name="ce2" table:formula="of:=[.B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зараба'тывайте[earn-money на фо'рексе. (2) Вместо, сосредото'читься[focus на математике. (3) Разве не было бы более воодушевля'ющим[inspiring для других? ,</text:p>
          </table:table-cell>
          <table:covered-table-cell table:number-columns-repeated="2" table:style-name="ce11"/>
          <table:table-cell table:style-name="ce12"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08T09:16:10.39">
            <text:p>1108</text:p>
          </table:table-cell>
          <table:table-cell table:style-name="ce9" office:value-type="string">
            <text:p>k-1</text:p>
          </table:table-cell>
          <table:table-cell table:style-name="ce10" office:value-type="string" table:number-columns-spanned="3" table:number-rows-spanned="1">
            <text:p>먼저 크로만. (1) 미케는 크로가 나머지있던 <text:s/>봉지 절반분의 페이스트를 먹기시작한 무렵 돌출 근처의 울타리 안에서 나왔다. (2) 조금 헤매었지만, 봉지 한 개 전부 주었다.</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4">
          <table:table-cell table:style-name="ce2"/>
          <table:table-cell table:style-name="ce2" table:formula="of:=[.B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siódmy listopada, ostatni dzień tygodnia, pierwszy tydzień, jedenasty miesiąc. / pogoda, ładna. nie zimno. chmury na niebie.</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4">
          <table:table-cell table:style-name="ce2"/>
          <table:table-cell table:style-name="ce2" table:formula="of:=[.B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nowe styl trylu. stukanie[tapping palcem, dwukrotnie, zamiast[instead-of jednego razy.</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6">
          <table:table-cell table:style-name="ce2"/>
          <table:table-cell table:style-name="ce2" table:formula="of:=[.B9]+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又一次，学习一条方程。被称为`欧拉－拉格朗日方程`。（2）过程是，从设立一块泛函的阶段，到导出该方程。（3）下次呢，希望学习，再一次，用该方程如何导出所谓`最速降线`。</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7">
          <table:table-cell table:style-name="ce2"/>
          <table:table-cell table:style-name="ce2" table:formula="of:=[.B10]+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иссле'дования в о'бласти те&lt;e&gt;оло'гии. и, его разьясне'ние[elucidation;解明.</text:p>
          </table:table-cell>
          <table:covered-table-cell table:number-columns-repeated="2" table:style-name="ce11"/>
          <table:table-cell table:style-name="ce12"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8">
          <table:table-cell table:style-name="ce2"/>
          <table:table-cell table:style-name="ce2" office:value-type="float" office:value="1">
            <text:p>1</text:p>
          </table:table-cell>
          <table:table-cell table:style-name="ce6" office:value-type="date" office:date-value="2021-11-09T09:14:52.4">
            <text:p>1109</text:p>
          </table:table-cell>
          <table:table-cell table:style-name="ce9" office:value-type="string">
            <text:p>k-1</text:p>
          </table:table-cell>
          <table:table-cell table:style-name="ce10" office:value-type="string" table:number-columns-spanned="3" table:number-rows-spanned="1">
            <text:p>두 마리. (1) 크로는 지상에. 계단 바로 북 쪽에서. (2) 미케는 다만 옹벽에서 울리고있다. (3) 비가 바로 이어 내려왔다. 아직 페이스트를 그들이 먹고 있을 때. (4) 그들은 아직 페이스트를 먹고 있었지만, 서둘러 고체를 추가로 두고, 돌아갔다. &lt;2&gt; 공원을 나갈 땐 비가 이미 주룩주룩 내리고 있었다.</text:p>
            <text:p>https://ameblo.jp/jktkorea/entry-12417875482.html</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table-cell table:style-name="ce2" table:formula="of:=[.B1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oniedziałek, ósmy listopada, drugi tydzień.</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5">
          <table:table-cell table:style-name="ce2"/>
          <table:table-cell table:style-name="ce2" table:formula="of:=[.B1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dwie melodie. (2) pierwsza, to smutno[sad brzmiąca[sounding melodia. (3) druga, to wspaniało[great i jasno[bright brzmiąca.</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9">
          <table:table-cell table:style-name="ce2"/>
          <table:table-cell table:style-name="ce2" table:formula="of:=[.B1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导出所谓`最速降线`。使用`欧拉－拉格朗日方程`。（2）让人赞叹[tan4的计算过程操作。</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5">
          <table:table-cell table:style-name="ce2"/>
          <table:table-cell table:style-name="ce2" table:formula="of:=[.B1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это человек не мог получить[get любви от ма'тери, и возможно, тоже от о'&lt;a&gt;тца. (2) тре'тий лу'чший спо'соб, это, вы сами станете[become свое'й роди'тельской[of-parent фигу'рой.</text:p>
          </table:table-cell>
          <table:covered-table-cell table:number-columns-repeated="2" table:style-name="ce11"/>
          <table:table-cell table:style-name="ce12"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6020">http://benfranklin.chips.jp/cake_apps/Cake_IFM11/images/view/46020</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0">
          <table:table-cell table:style-name="ce2"/>
          <table:table-cell table:style-name="ce2" table:formula="of:=[.B16]+1" office:value-type="float" office:value="6">
            <text:p>6</text:p>
          </table:table-cell>
          <table:table-cell table:style-name="ce6"/>
          <table:table-cell table:style-name="ce9" office:value-type="string">
            <text:p>a-1</text:p>
          </table:table-cell>
          <table:table-cell table:style-name="ce10" office:value-type="string" table:number-columns-spanned="2" table:number-rows-spanned="1">
            <text:p>كان يوم الاثنين، الثامن من تشرين الثاني، الأسبوع الثاني، الشهر الحادي عشر.</text:p>
          </table:table-cell>
          <table:covered-table-cell table:style-name="ce11"/>
          <table:table-cell table:style-name="ce11" office:value-type="string">
            <text:p>tishriyna-thaaniy[november</text:p>
          </table:table-cell>
          <table:table-cell table:style-name="ce12" office:value-type="string">
            <text:p>it was monday, the eight of november, the second week, eleventh month</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table-cell table:style-name="ce2" table:formula="of:=[.B17]+1" office:value-type="float" office:value="7">
            <text:p>7</text:p>
          </table:table-cell>
          <table:table-cell table:style-name="ce6"/>
          <table:table-cell table:style-name="ce9" office:value-type="string">
            <text:p>f-1</text:p>
          </table:table-cell>
          <table:table-cell table:style-name="ce10" office:value-type="string" table:number-columns-spanned="2" table:number-rows-spanned="1">
            <text:p>دوشنبه، هشتم ماه نوامبر، هفته دوم، ماه يزدهم بود.</text:p>
          </table:table-cell>
          <table:covered-table-cell table:style-name="ce11"/>
          <table:table-cell table:style-name="ce11" office:value-type="string">
            <text:p>novambr</text:p>
          </table:table-cell>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11T10:09:11.25">
            <text:p>1111</text:p>
          </table:table-cell>
          <table:table-cell table:style-name="ce9" office:value-type="string">
            <text:p>k-1</text:p>
          </table:table-cell>
          <table:table-cell table:style-name="ce10" office:value-type="string" table:number-columns-spanned="3" table:number-rows-spanned="1">
            <text:p>두 마리. (1) 미케는 울리지 않고 내려왔다. (2) 크로는 페이스트를 먹고 끝난 후, 장소를 바꿔어, 얼굴 주위의 모발 만들기를 시작한다. (3) 이어, 지상에 내려온다. (4) 잠시 마사지, 그리고, 느긋하게 함. (5) 옹벽으로 돌아가기. 고체.</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table-cell table:style-name="ce2" table:formula="of:=[.B19]+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 środa. dziesiąty listopada, drugi tydzień, jedenasty miesiąc.</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4">
          <table:table-cell table:style-name="ce2"/>
          <table:table-cell table:style-name="ce2" table:formula="of:=[.B20]+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zabawne. (1) na zakresie `kan`-u, ćwiczenie wydmuchania. &lt;2&gt; szczególnie, półnuty.</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2">
          <table:table-cell table:style-name="ce2"/>
          <table:table-cell table:style-name="ce2" table:formula="of:=[.B21]+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学习高斯积分。e^(-ax^2) 的积分。（2）开始点是，该被积函数，平方的积分，把它分解为两条的线性函数积分，就是，∫f1dx, ∫f2dy。这些两条新产生的积分，把他们乘起来，则是，∫f1dx * ∫f2dy。（3）这条乘式，把它继续计算下去。</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1">
          <table:table-cell table:style-name="ce2"/>
          <table:table-cell table:style-name="ce2" table:formula="of:=[.B22]+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противоя'дие[antidote от травмати'ческих реа'кций : де'лайте то, на что вы под&lt;t&gt;се'ли. (2) --- не. в такое время, поговори'те[talk с са'мим собо'й, поговорите[tell, что, да, действительно[indeed, тебе[you было так грустно[sad, я тебя вижу[see.</text:p>
          </table:table-cell>
          <table:covered-table-cell table:number-columns-repeated="2" table:style-name="ce11"/>
          <table:table-cell table:style-name="ce12"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5990">http://benfranklin.chips.jp/cake_apps/Cake_IFM11/images/view/45990</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string">
            <text:p>dd</text:p>
          </table:table-cell>
          <table:table-cell table:style-name="ce9" office:value-type="string">
            <text:p>k-1</text:p>
          </table:table-cell>
          <table:table-cell table:style-name="ce10" office:value-type="string" table:number-columns-spanned="3" table:number-rows-spanned="1">
            <text:p>두 마리. (1) 공원에 도착한 때, 아니, 집을 나갔던 때, 때체로 8시가까이. (2) 크로 그리고 미케가 `평평` 으로 왔다. (3) 크로는 미케를 마사지 하고있을 때 미케의 목을 잡는다.</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table-cell table:style-name="ce2" table:formula="of:=[.B2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iątek, dwunasty listopada</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4">
          <table:table-cell table:style-name="ce2"/>
          <table:table-cell table:style-name="ce2" table:formula="of:=[.B2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dźwięki `kan`-u. na dziurze od piątej do zerowej. dźwięki wychodzili jaśne. &lt;2&gt; mięśni warg nie tak napięte.</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2">
          <table:table-cell table:style-name="ce2"/>
          <table:table-cell table:style-name="ce2" table:formula="of:=[.B2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今天早上，为我拍摄的图像们，当我对它们在添加备忘录时。关于数学的导数，来一颗念头。（2）如果写出，(∂y/∂x)(dx/dt)，这条数式，使用比喻，可以描写出，好像3件轮子。（3）拥有标志`t`的一件，当这一件旋转[xuan2zhuan3时，相邻[lin2的轮子，被标记为`x`，也旋转一些。随着 x 的旋转，最后的那一件，有标记`y`的那个，也同时旋转一些。（4）这些一串连运作，表示在这句话的开头上写出的数式的描写。该数式所意味的内容。</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1">
          <table:table-cell table:style-name="ce2"/>
          <table:table-cell table:style-name="ce2" table:formula="of:=[.B2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вы мо'жете это с&lt;z&gt;де'лать. (2) но, дава'йте возьме'&lt;jo&gt;м[take <text:s/>же'&lt;jo&gt;сткое[hard пра'вило[rule. (3) не испо'льзуйте его на расхо'ды[expense на прожива'ние[living. --- не. бро'сь это. про'сто&lt;a&gt;, брось это воо'&lt;a&gt;бще[completely.</text:p>
          </table:table-cell>
          <table:covered-table-cell table:number-columns-repeated="2" table:style-name="ce11"/>
          <table:table-cell table:style-name="ce12" office:value-type="string">
            <text:p><text:span text:style-name="T1">upto : </text:span></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999">http://benfranklin.chips.jp/cake_apps/Cake_IFM11/images/view/45999</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7">
          <table:table-cell table:style-name="ce2"/>
          <table:table-cell table:style-name="ce2" table:formula="of:=[.B28]+1" office:value-type="float" office:value="6">
            <text:p>6</text:p>
          </table:table-cell>
          <table:table-cell table:style-name="ce6"/>
          <table:table-cell table:style-name="ce9" office:value-type="string">
            <text:p>p-3</text:p>
          </table:table-cell>
          <table:table-cell table:style-name="ce10" office:value-type="string" table:number-columns-spanned="3" table:number-rows-spanned="1">
            <text:p>byłoby nie tak źle, gdyby `religia japońska` również miała `herezję`.</text:p>
          </table:table-cell>
          <table:covered-table-cell table:number-columns-repeated="2" table:style-name="ce11"/>
          <table:table-cell table:style-name="ce12"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788">http://benfranklin.chips.jp/cake_apps/Cake_IFM11/images/view/45788</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3">
          <table:table-cell table:style-name="ce2"/>
          <table:table-cell table:style-name="ce2" table:formula="of:=[.B29]+1" office:value-type="float" office:value="7">
            <text:p>7</text:p>
          </table:table-cell>
          <table:table-cell table:style-name="ce6"/>
          <table:table-cell table:style-name="ce9" office:value-type="string">
            <text:p>a-1</text:p>
          </table:table-cell>
          <table:table-cell table:style-name="ce10" office:value-type="string">
            <text:p>مدرسة. الحضار. بشري. دمار. الإنسان. التدمير.</text:p>
          </table:table-cell>
          <table:table-cell table:style-name="ce11" office:value-type="string" table:number-columns-spanned="2" table:number-rows-spanned="1">
            <text:p>madrasa[school / al-h^ad^aar[civilization / bashari[human / damaar[devastation / tadmiyr[destruction / al-insaan[human</text:p>
          </table:table-cell>
          <table:covered-table-cell table:style-name="ce11"/>
          <table:table-cell table:style-name="ce12"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56">http://benfranklin.chips.jp/cake_apps/Cake_IFM11/images/view/45656</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7">
          <table:table-cell table:style-name="ce2"/>
          <table:table-cell table:style-name="ce2" table:formula="of:=[.B30]+1" office:value-type="float" office:value="8">
            <text:p>8</text:p>
          </table:table-cell>
          <table:table-cell table:style-name="ce6"/>
          <table:table-cell table:style-name="ce9" office:value-type="string">
            <text:p>a-2</text:p>
          </table:table-cell>
          <table:table-cell table:style-name="ce10" office:value-type="string">
            <text:p>تدمير الإنسان من قبل المدرسة.</text:p>
          </table:table-cell>
          <table:table-cell table:style-name="ce11" office:value-type="string">
            <text:p>min~qibal[by / </text:p>
          </table:table-cell>
          <table:table-cell table:style-name="ce11" office:value-type="string">
            <text:p>human destruction by school.</text:p>
          </table:table-cell>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4">
          <table:table-cell table:style-name="ce2"/>
          <table:table-cell table:style-name="ce2" office:value-type="float" office:value="1">
            <text:p>1</text:p>
          </table:table-cell>
          <table:table-cell table:style-name="ce6" office:value-type="date" office:date-value="2021-11-14T13:13:02.74">
            <text:p>1114</text:p>
          </table:table-cell>
          <table:table-cell table:style-name="ce9" office:value-type="string">
            <text:p>k-1</text:p>
          </table:table-cell>
          <table:table-cell table:style-name="ce10" office:value-type="string" table:number-columns-spanned="3" table:number-rows-spanned="1">
            <text:p>두 마리. (1) 지상에서 마사지. (2) 돌아갈 때 크로는 스스로 옹벽으로. &lt;2&gt; 미케는 정위치 아래서 멈추고 나를 기다린다. (3) 고체 후 크로는 보도 쪽으로 가서 순간 몸을 핥고 있다. 그리고 지상에 내려온다. (4) 평평자리 근처에서 잠시 마사지, `뒹굴`, 느긋하게 함. &lt;2&gt; 미케도 내려온지 걱정있었다. 마지막으로 아니.</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table-cell table:style-name="ce2" table:formula="of:=[.B3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trzynasty listopada. &lt;2&gt; ładna pogoda. nie ma deszczu.</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4">
          <table:table-cell table:style-name="ce2"/>
          <table:table-cell table:style-name="ce2" table:formula="of:=[.B3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zabawna. (1) dźwięki `kan`-u na dziurze wyższych, to wychodzą ładne, brzmią tak pięknie.</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2">
          <table:table-cell table:style-name="ce2"/>
          <table:table-cell table:style-name="ce2" table:formula="of:=[.B3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一开始，关于数学的疑问，两三个涌出来了。（2）特别说，关于矩阵的主题。（3）研究了有些主题。一个是，关于一种矩阵，就是，A=[[a a][a a]]. 这一个矩阵，把这个矩阵，对这个矩阵乘下去。结果可是怎样？（4）果然，A^2=2A, A^3=4A. </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5">
          <table:table-cell table:style-name="ce2"/>
          <table:table-cell table:style-name="ce2" table:formula="of:=[.B3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сделаем программное обеспе'чение[procuring для модели'рования. (2) давайте их прода'дим[sell, о'коло пяти' ты'сяч за штуку. → нет. про'&lt;o&gt;сто, не де'лай э'того.</text:p>
          </table:table-cell>
          <table:covered-table-cell table:number-columns-repeated="2" table:style-name="ce11"/>
          <table:table-cell table:style-name="ce12"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15">http://benfranklin.chips.jp/cake_apps/Cake_IFM11/images/view/45615</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9">
          <table:table-cell table:style-name="ce2"/>
          <table:table-cell table:style-name="ce2" office:value-type="float" office:value="1">
            <text:p>1</text:p>
          </table:table-cell>
          <table:table-cell table:style-name="ce6" office:value-type="date" office:date-value="2021-11-15T10:32:06.1">
            <text:p>1115</text:p>
          </table:table-cell>
          <table:table-cell table:style-name="ce9" office:value-type="string">
            <text:p>k-1</text:p>
          </table:table-cell>
          <table:table-cell table:style-name="ce10" office:value-type="string" table:number-columns-spanned="3" table:number-rows-spanned="1">
            <text:p>두 마리. (1) 크로는 계단 남 쪽의 한 나무 뿌리 옆에서. &lt;2&gt; 미케는 <text:s/>달려온 곳이었다. (2) 미케는 내가 옹벽으로 올릴 때 내 얼굴을 가만히 본다.</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5">
          <table:table-cell table:style-name="ce2"/>
          <table:table-cell table:style-name="ce2" table:formula="of:=[.B3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czwarnasty listopada. (2) pogoda, dobrze. nie miał deszczu. nie tak zimno. &lt;2&gt; Zimniej, tak, w porównaniu z poprzednim miesiącem.</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1">
          <table:table-cell table:style-name="ce2"/>
          <table:table-cell table:style-name="ce2" table:formula="of:=[.B3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lt;2&gt; W sumie, trzy melodie. (2) od kilku ostatnich sesji, zacząłem szukać alternatywnych palcowań dla kilku nut. &lt;2&gt; na przykład, obecne palcowanie wymaga trzech palców na pewnych dziurach, podczas gdy alternatywne wymaga tylko jednego palca.</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5">
          <table:table-cell table:style-name="ce2"/>
          <table:table-cell table:style-name="ce2" table:formula="of:=[.B39]+1" office:value-type="float" office:value="4">
            <text:p>4</text:p>
          </table:table-cell>
          <table:table-cell table:style-name="ce6"/>
          <table:table-cell table:style-name="ce9" office:value-type="string">
            <text:p>p-3</text:p>
          </table:table-cell>
          <table:table-cell table:style-name="ce10" office:value-type="string" table:number-columns-spanned="3" table:number-rows-spanned="1">
            <text:p>&lt;3&gt; Zaletą[advantage korzystania z alternatywy, tak jak widzę, jest to, że korpus fletu staje się mniej zdestabilizowany przez <text:s/>ruch palców na korpusie fletu.</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4">
          <table:table-cell table:style-name="ce2"/>
          <table:table-cell table:style-name="ce2" table:formula="of:=[.B40]+1" office:value-type="float" office:value="5">
            <text:p>5</text:p>
          </table:table-cell>
          <table:table-cell table:style-name="ce6"/>
          <table:table-cell table:style-name="ce9" office:value-type="string">
            <text:p>c-1</text:p>
          </table:table-cell>
          <table:table-cell table:style-name="ce10" office:value-type="string" table:number-columns-spanned="3" table:number-rows-spanned="1">
            <text:p>物理学。（1）雅可比矩阵。用这一项矩阵，试图坐标变换。（2）从笛卡尔坐标系到极坐标系。（3）在这里，我的做法是，把三角函数的象征，比如说sin,cos 。把这些符号，和M1,M2 等别的符号替代。（4）为什么替代？因为正式符号，对我来说，写得麻烦。比如说 sin。你需要写出三个字。而且，如果使用 M1 的符号的话，需要只一个。</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5">
          <table:table-cell table:style-name="ce2"/>
          <table:table-cell table:style-name="ce2" table:formula="of:=[.B41]+1" office:value-type="float" office:value="6">
            <text:p>6</text:p>
          </table:table-cell>
          <table:table-cell table:style-name="ce6"/>
          <table:table-cell table:style-name="ce9" office:value-type="string">
            <text:p>c-2</text:p>
          </table:table-cell>
          <table:table-cell table:style-name="ce10" office:value-type="string" table:number-columns-spanned="3" table:number-rows-spanned="1">
            <text:p>（5）写得更快，更省力。省到的力量，你可以把它使用在别的地方，例如说，有可能，看一看该数式全体，想一想，该数式到底揭示什么？</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7">
          <table:table-cell table:style-name="ce2"/>
          <table:table-cell table:style-name="ce2" table:formula="of:=[.B42]+1" office:value-type="float" office:value="7">
            <text:p>7</text:p>
          </table:table-cell>
          <table:table-cell table:style-name="ce6"/>
          <table:table-cell table:style-name="ce9" office:value-type="string">
            <text:p>r-1</text:p>
          </table:table-cell>
          <table:table-cell table:style-name="ce10" office:value-type="string" table:number-columns-spanned="3" table:number-rows-spanned="1">
            <text:p>давайте стать[become психотерапе'втом[psycho-therapist. (2) Цель, это `выздоровле'ние`[recovery, а не `исцеле'ние`[healing.</text:p>
          </table:table-cell>
          <table:covered-table-cell table:number-columns-repeated="2" table:style-name="ce11"/>
          <table:table-cell table:style-name="ce12" office:value-type="string">
            <text:p>upto : </text:p>
            <text:p><text:a xlink:href="http://benfranklin.chips.jp/cake_apps/Cake_IFM11/images/index_2/page:14?filter_memo=tome&amp;sort=file_name&amp;direction=desc&amp;RBs_AND_OR_Memo=AND">http://benfranklin.chips.jp/cake_apps/Cake_IFM11/images/index_2/page:14?filter_memo=tome&amp;sort=file_name&amp;direction=desc&amp;RBs_AND_OR_Memo=AND</text:a></text:p>
            <text:p><text:a xlink:href="http://benfranklin.chips.jp/cake_apps/Cake_IFM11/images/view/45155">http://benfranklin.chips.jp/cake_apps/Cake_IFM11/images/view/45155</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6">
          <table:table-cell table:style-name="ce2"/>
          <table:table-cell table:style-name="ce2" table:formula="of:=[.B43]+1" office:value-type="float" office:value="8">
            <text:p>8</text:p>
          </table:table-cell>
          <table:table-cell table:style-name="ce6"/>
          <table:table-cell table:style-name="ce9" office:value-type="string">
            <text:p>a-1</text:p>
          </table:table-cell>
          <table:table-cell table:style-name="ce10" office:value-type="string">
            <text:p>خيط العنكبوت / بوذا الحقيقي. / اليوم التالي.</text:p>
          </table:table-cell>
          <table:table-cell table:style-name="ce11" office:value-type="string" table:number-columns-spanned="2" table:number-rows-spanned="1">
            <text:p>xayt^-l-Ankabuwt-i[thread-spider / buwdza-l-h^aqiyqiy[buddha-real / al-yawm-`-taaliy[day-next / ya`ati[come / iylaa / nafas-il-makaan~i[same-place</text:p>
          </table:table-cell>
          <table:covered-table-cell table:style-name="ce11"/>
          <table:table-cell table:style-name="ce12"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60">http://benfranklin.chips.jp/cake_apps/Cake_IFM11/images/view/50460</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7">
          <table:table-cell table:style-name="ce2"/>
          <table:table-cell table:style-name="ce2" table:formula="of:=[.B44]+1" office:value-type="float" office:value="9">
            <text:p>9</text:p>
          </table:table-cell>
          <table:table-cell table:style-name="ce6"/>
          <table:table-cell table:style-name="ce9" office:value-type="string">
            <text:p>a-2</text:p>
          </table:table-cell>
          <table:table-cell table:style-name="ce10" office:value-type="string">
            <text:p>هو يسقط الخيط، مرة أخرى.</text:p>
          </table:table-cell>
          <table:table-cell table:style-name="ce11" office:value-type="string" table:number-columns-spanned="2" table:number-rows-spanned="1">
            <text:p>huwa[he / yasqut^u-l-xayt^a[drop-thread</text:p>
          </table:table-cell>
          <table:covered-table-cell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8">
          <table:table-cell table:style-name="ce2"/>
          <table:table-cell table:style-name="ce2" office:value-type="float" office:value="1">
            <text:p>1</text:p>
          </table:table-cell>
          <table:table-cell table:style-name="ce6" office:value-type="date" office:date-value="2021-11-16T09:09:08.24">
            <text:p>1116</text:p>
          </table:table-cell>
          <table:table-cell table:style-name="ce9" office:value-type="string">
            <text:p>k-1</text:p>
          </table:table-cell>
          <table:table-cell table:style-name="ce10" office:value-type="string" table:number-columns-spanned="3" table:number-rows-spanned="1">
            <text:p>두 마리. (1) 평소의 일련의 행동 (2) 두삼회 전이 었는지, 옹벽에 도착해 먹이를 주고 있었던 때 옹벽의 보도쪽 모서리에 한 마리의 고양이. 돈이다. &lt;2&gt; 내가 다가오면, 보도 쪽 옹벽 위에서 서 쪽으로 도망쳐 버렸다.</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table-cell table:style-name="ce2" table:formula="of:=[.B46]+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oniedziałek, piętnasty listopada.</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8">
          <table:table-cell table:style-name="ce2"/>
          <table:table-cell table:style-name="ce2" table:formula="of:=[.B47]+1" office:value-type="float" office:value="3">
            <text:p>3</text:p>
          </table:table-cell>
          <table:table-cell table:style-name="ce6"/>
          <table:table-cell table:style-name="ce9" office:value-type="string">
            <text:p>p-2</text:p>
          </table:table-cell>
          <table:table-cell table:style-name="ce10" office:value-type="string" table:number-columns-spanned="4" table:number-rows-spanned="1">
            <text:p>shino : (1) znowu kompozycja. &lt;2&gt; około pierwszej dwie trzecie czasu sesji, używałem go do kompozycji. &lt;3&gt; pozostałą jedną trzecią, używałem go do ćwiczenia. Szczególnie, do ćwiczenia dla wydmuchania `dai-kan`-u.</text:p>
          </table:table-cell>
          <table:covered-table-cell table:number-columns-repeated="2" table:style-name="ce11"/>
          <table:covered-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9">
          <table:table-cell table:style-name="ce2"/>
          <table:table-cell table:style-name="ce2" table:formula="of:=[.B48]+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昨天，使用自己想出的符号，这一件试图。有新的阶段。（2）昨天呢，想出新型符号，我进了一步，做出了符号，替代字母。（3）比如说，sin 的字母，迄今，用 A1 等别的字母替代。（4）这次，我使用一个半圆的图画。（5）该半圆的左右，表示着正弦的参数的种类。（6）在这颗半圆里面写出的数字，就意味着 sin,cos 的区别。（7）例如，左半圆，里面数字是一，那就，sin(θ)。右半圆，数字是二，那就 cos(φ)。</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20">
          <table:table-cell table:style-name="ce2"/>
          <table:table-cell table:style-name="ce2" table:formula="of:=[.B49]+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не потому', что больно[it-hurts сейчас и растя'нет[stretch, а потому, что я находи'лся[was в боле'зненной[painful позе.</text:p>
          </table:table-cell>
          <table:covered-table-cell table:number-columns-repeated="2" table:style-name="ce11"/>
          <table:table-cell table:style-name="ce12" office:value-type="string">
            <text:p>upto : </text:p>
            <text:p><text:a xlink:href="http://benfranklin.chips.jp/cake_apps/Cake_IFM11/images/index_2/page:14?filter_memo=tome&amp;sort=file_name&amp;direction=desc&amp;RBs_AND_OR_Memo=AND">http://benfranklin.chips.jp/cake_apps/Cake_IFM11/images/index_2/page:14?filter_memo=tome&amp;sort=file_name&amp;direction=desc&amp;RBs_AND_OR_Memo=AND</text:a></text:p>
            <text:p><text:a xlink:href="http://benfranklin.chips.jp/cake_apps/Cake_IFM11/images/view/45011">http://benfranklin.chips.jp/cake_apps/Cake_IFM11/images/view/45011</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20">
          <table:table-cell table:style-name="ce2"/>
          <table:table-cell table:style-name="ce2" table:formula="of:=[.B50]+1" office:value-type="float" office:value="6">
            <text:p>6</text:p>
          </table:table-cell>
          <table:table-cell table:style-name="ce6"/>
          <table:table-cell table:style-name="ce9" office:value-type="string">
            <text:p>a-1</text:p>
          </table:table-cell>
          <table:table-cell table:style-name="ce10" office:value-type="string">
            <text:p>عيسى الفعلي / هو يسأل مريم</text:p>
          </table:table-cell>
          <table:table-cell table:style-name="ce11" office:value-type="string" table:number-columns-spanned="2" table:number-rows-spanned="1">
            <text:p>AIsa-l-faAliy[jesus-actual / huwa[he / yas`al[ask / mariam[mary</text:p>
          </table:table-cell>
          <table:covered-table-cell table:style-name="ce11"/>
          <table:table-cell table:style-name="ce12"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60">http://benfranklin.chips.jp/cake_apps/Cake_IFM11/images/view/50460</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21">
          <table:table-cell table:style-name="ce2"/>
          <table:table-cell table:style-name="ce2" table:formula="of:=[.B51]+1" office:value-type="float" office:value="7">
            <text:p>7</text:p>
          </table:table-cell>
          <table:table-cell table:style-name="ce6"/>
          <table:table-cell table:style-name="ce9" office:value-type="string">
            <text:p>a-2</text:p>
          </table:table-cell>
          <table:table-cell table:style-name="ce10" office:value-type="string">
            <text:p>لماذا فعلت ذلك؟</text:p>
          </table:table-cell>
          <table:table-cell table:style-name="ce11" office:value-type="string" table:number-columns-spanned="2" table:number-rows-spanned="1">
            <text:p>limadza[why / faAlit[do / dzalika[that</text:p>
          </table:table-cell>
          <table:covered-table-cell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6">
          <table:table-cell table:style-name="ce2"/>
          <table:table-cell table:style-name="ce2" table:formula="of:=[.B52]+1" office:value-type="float" office:value="8">
            <text:p>8</text:p>
          </table:table-cell>
          <table:table-cell table:style-name="ce6"/>
          <table:table-cell table:style-name="ce9" office:value-type="string">
            <text:p>a-3</text:p>
          </table:table-cell>
          <table:table-cell table:style-name="ce10" office:value-type="string">
            <text:p>مريم تجاوبه / المشرف أجبرني على القيام بذلك.</text:p>
          </table:table-cell>
          <table:table-cell table:style-name="ce11" office:value-type="string" table:number-columns-spanned="2" table:number-rows-spanned="1">
            <text:p>mariyam / tadhaawubu-hu[respond-him / al-musharaf[supervisor / adhbaran-y[forced-me / AAla-l-qiyaam~i[to-the-performance</text:p>
          </table:table-cell>
          <table:covered-table-cell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22">
          <table:table-cell table:number-columns-repeated="2" office:value-type="string">
            <text:p>*</text:p>
          </table:table-cell>
          <table:table-cell table:style-name="ce7" table:formula="of:=NOW()" office:value-type="date" office:date-value="2021-11-16T10:36:28.11">
            <text:p>1116 <text:s/>1036</text:p>
          </table:table-cell>
          <table:table-cell table:number-columns-repeated="5" office:value-type="string">
            <text:p>*</text:p>
          </table:table-cell>
          <table:table-cell table:style-name="ce7" table:formula="of:=NOW()" office:value-type="date" office:date-value="2021-11-16T10:36:28.11">
            <text:p>1116 <text:s/>1036</text:p>
          </table:table-cell>
          <table:table-cell table:style-name="ce7" table:formula="of:=NOW()" office:value-type="date" office:date-value="2021-11-16T10:36:31.4">
            <text:p>1116 <text:s/>1036</text:p>
          </table:table-cell>
          <table:table-cell table:number-columns-repeated="2" table:style-name="ce7" office:value-type="string">
            <text:p>*</text:p>
          </table:table-cell>
          <table:table-cell table:style-name="ce7" table:formula="of:=NOW()" office:value-type="date" office:date-value="2021-11-16T10:36:31.4">
            <text:p>1116 <text:s/>1036</text:p>
          </table:table-cell>
          <table:table-cell table:style-name="ce7" office:value-type="string">
            <text:p>*</text:p>
          </table:table-cell>
          <table:table-cell table:number-columns-repeated="1010"/>
        </table:table-row>
        <table:table-row table:style-name="ro1" table:number-rows-repeated="2">
          <table:table-cell table:number-columns-repeated="12"/>
          <table:table-cell table:style-name="ce15"/>
          <table:table-cell table:number-columns-repeated="1011"/>
        </table:table-row>
        <table:table-row table:style-name="ro1">
          <table:table-cell/>
          <table:table-cell table:style-name="Default"/>
          <table:table-cell table:number-columns-repeated="10"/>
          <table:table-cell table:style-name="ce15"/>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15"/>
          <table:table-cell table:number-columns-repeated="1011"/>
        </table:table-row>
        <table:table-row table:style-name="ro1" table:number-rows-repeated="2">
          <table:table-cell table:number-columns-repeated="12"/>
          <table:table-cell table:style-name="ce15"/>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15"/>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15"/>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15"/>
          <table:table-cell table:number-columns-repeated="1011"/>
        </table:table-row>
        <table:table-row table:style-name="ro1" table:number-rows-repeated="2">
          <table:table-cell table:number-columns-repeated="12"/>
          <table:table-cell table:style-name="ce15"/>
          <table:table-cell table:number-columns-repeated="1011"/>
        </table:table-row>
        <table:table-row table:style-name="ro22">
          <table:table-cell table:number-columns-repeated="12"/>
          <table:table-cell table:style-name="ce7"/>
          <table:table-cell table:number-columns-repeated="1011"/>
        </table:table-row>
        <table:table-row table:style-name="ro1" table:number-rows-repeated="35">
          <table:table-cell table:number-columns-repeated="12"/>
          <table:table-cell table:style-name="ce15"/>
          <table:table-cell table:number-columns-repeated="1011"/>
        </table:table-row>
        <table:table-row table:style-name="ro1" table:number-rows-repeated="104846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1-16">2021/11/16</text:date>, <text:time>10:36:3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1-11-16T10:36:30.76</dc:date>
    <dc:creator>iwabuchi ken</dc:creator>
    <meta:editing-duration>P9DT10H22M12S</meta:editing-duration>
    <meta:editing-cycles>1395</meta:editing-cycles>
    <meta:generator>OpenOffice/4.1.3$Win32 OpenOffice.org_project/413m1$Build-9783</meta:generator>
    <meta:document-statistic meta:table-count="1" meta:cell-count="269" meta:object-count="0"/>
  </office:meta>
</office:document-meta>
</file>